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</style:style>
    <style:style style:name="T1" style:family="text">
      <style:text-properties officeooo:rsid="001aa4e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mataBoard</text:p>
      <text:p text:style-name="Standard"/>
      <text:p text:style-name="Standard">Es un cliente Lazarus en forma de paquete de componentes para gestionar dispositivos compatibles con ConfigurableFirmata.</text:p>
      <text:p text:style-name="Standard"/>
      <text:p text:style-name="Standard">En el momento actual es en versión beta 0.<text:span text:style-name="T1">9</text:span></text:p>
      <text:p text:style-name="Standard"/>
      <text:p text:style-name="Standard">El cliente funciona tanto desde una placa de puerto serie como desde un servidor TCP.</text:p>
      <text:p text:style-name="Standard"/>
      <text:p text:style-name="Standard">El paquete tiene los siguientes componentes TBoard componente principal y los componentes TPin, TTasks, TOneWire, TI2C, TAccelStepper, TAccelStepperGroup, TSerial, TServo, TEncoder, PS2Mouse y TNeoPixel como módulos conectables a Tboard.</text:p>
      <text:p text:style-name="Standard"/>
      <text:p text:style-name="P2">En estos momentos sólo unos pocos componentes han sido probados, <text:span text:style-name="T1">se </text:span>han probado <text:span text:style-name="T1">sobre un </text:span>Arduino Uno y <text:span text:style-name="T1">sobre</text:span> un esp8266 como servidor TC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6:09:36.783233979</meta:creation-date>
    <dc:date>2019-06-12T09:46:40.681000000</dc:date>
    <meta:editing-duration>PT46M54S</meta:editing-duration>
    <meta:editing-cycles>6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6" meta:word-count="94" meta:character-count="636" meta:non-whitespace-character-count="548"/>
  </office:meta>
</office:document-meta>
</file>